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2a52" officeooo:paragraph-rsid="00042a52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b692" officeooo:paragraph-rsid="0004b692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6071" officeooo:paragraph-rsid="00066071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d9e9" officeooo:paragraph-rsid="000ad9e9" style:font-size-asian="13.1000003814697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P11" style:family="paragraph" style:parent-style-name="Heading_20_1">
      <style:paragraph-properties fo:break-before="page"/>
      <style:text-properties officeooo:rsid="000c946e" officeooo:paragraph-rsid="000c946e"/>
    </style:style>
    <style:style style:name="P12" style:family="paragraph" style:parent-style-name="Heading_20_1">
      <style:paragraph-properties fo:break-before="page"/>
      <style:text-properties officeooo:rsid="000d64f7" officeooo:paragraph-rsid="000d64f7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2cb49" officeooo:paragraph-rsid="0002cb49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2a52" officeooo:paragraph-rsid="00042a52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b692" officeooo:paragraph-rsid="0004b692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6071" officeooo:paragraph-rsid="0004b692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6071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d9e9" officeooo:paragraph-rsid="000ad9e9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0c946e" officeooo:paragraph-rsid="000c946e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5pt" style:font-size-asian="13.1000003814697pt" style:font-size-complex="15pt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d64f7" officeooo:paragraph-rsid="000d64f7" style:font-weight-asian="bold" style:font-weight-complex="bold"/>
    </style:style>
    <style:style style:name="P23" style:family="paragraph" style:parent-style-name="Text_20_body">
      <style:text-properties officeooo:paragraph-rsid="000c946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66071" style:font-weight-asian="normal" style:font-weight-complex="normal"/>
    </style:style>
    <style:style style:name="T3" style:family="text">
      <style:text-properties style:text-underline-style="none" fo:font-weight="normal" officeooo:rsid="0006e5f5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style:font-name="Liberation Sans" fo:font-size="18pt" fo:font-weight="bold" officeooo:rsid="000c946e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5pt"/>
    </style:style>
    <style:style style:name="T9" style:family="text">
      <style:text-properties fo:font-size="15pt" style:text-underline-style="none"/>
    </style:style>
    <style:style style:name="T10" style:family="text">
      <style:text-properties fo:font-size="15pt" style:text-underline-style="none" fo:font-weight="normal" style:font-weight-asian="normal" style:font-weight-complex="normal"/>
    </style:style>
    <style:style style:name="T11" style:family="text">
      <style:text-properties fo:font-size="15pt" style:text-underline-style="none" fo:font-weight="normal" officeooo:rsid="000dafac" style:font-weight-asian="normal" style:font-weight-complex="normal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 <text:s/>+ alt + t<text:span text:style-name="T1"> → abre o terminal</text:span></text:p>
      <text:p text:style-name="P13"/>
      <text:p text:style-name="P2">cd + diretório<text:span text:style-name="T1"> → vai para o dicionário especificado</text:span></text:p>
      <text:p text:style-name="P14"/>
      <text:p text:style-name="P3">ls<text:span text:style-name="T1"> → lista todos os arquivos e diretórios contidos no diretório do momento OU especificado (lembrando que pode ser que seja necessário digitar o “endereço completo” do diretório que se quer dar um olhada, que não seja o que se está no momento)</text:span></text:p>
      <text:p text:style-name="P15"/>
      <text:p text:style-name="P3">ls <text:s/>– a<text:span text:style-name="T1"> → mostra todos os arquivos e diretórios, inclusive os oculltos</text:span></text:p>
      <text:p text:style-name="P15"/>
      <text:p text:style-name="P3">.<text:span text:style-name="T1"> → refere-se ao repositório atual</text:span></text:p>
      <text:p text:style-name="P15"/>
      <text:p text:style-name="P3">..<text:span text:style-name="T1"> → refere-se ao território “pai” daquele que se está no momento, ou seja, o diretório logo acima</text:span></text:p>
      <text:p text:style-name="P15"/>
      <text:p text:style-name="P3">cd /<text:span text:style-name="T1"> → vai para a raiz do pc</text:span></text:p>
      <text:p text:style-name="P15"/>
      <text:p text:style-name="P3">cd/home<text:span text:style-name="T1"> → </text:span><text:span text:style-name="T2">vai para a pasta principal do pc</text:span></text:p>
      <text:p text:style-name="P16"/>
      <text:p text:style-name="P4">clear ou ctrl + l<text:span text:style-name="T1"> → </text:span><text:span text:style-name="T3">limpa o terminal</text:span></text:p>
      <text:p text:style-name="P17"/>
      <text:p text:style-name="P5">mkdir<text:span text:style-name="T1"> → cria um diretório “filho” dentro do que se está atualmente</text:span></text:p>
      <text:p text:style-name="P10"/>
      <text:p text:style-name="P5">pwd<text:span text:style-name="T1"> → mostra o pat completo,, o caminho absoluto do diretório em que se está</text:span></text:p>
      <text:p text:style-name="P6">OPERAÇÕES COM ARQUIVOS E DIRETÓRIOS</text:p>
      <text:p text:style-name="P5"/>
      <text:p text:style-name="P10"><text:span text:style-name="T4">~ </text:span>→ indica que se está na pasta do usuário</text:p>
      <text:p text:style-name="P10"/>
      <text:p text:style-name="P5">touch<text:span text:style-name="T1"> → cria um arquivo no local em que se está. Deve-se colocar a extensão do arquivo (.txt, .odt...), mas algumas das extensões, como .pdf, vão ter a tag de tipo, mas não vão abrir nos leitores normais, só no terminal</text:span></text:p>
      <text:p text:style-name="P10"/>
      <text:p text:style-name="P5">cp<text:span text:style-name="T1"> → copia um arquivo com um nome modificado no diretório em que se está ou uma cópia para um diretório desejado. Observa-se que o original não sofre alteração e que quando se vai mandar pra outro diretório é preciso especificar o path do diretório que irá receber a cópia. Também usa-se o recursivo</text:span></text:p>
      <text:p text:style-name="P5">cp -r arquivo diretórios</text:p>
      <text:p text:style-name="P5"/>
      <text:p text:style-name="P5">cat (vem de conCATenate)<text:span text:style-name="T1"> → mostra o que estáescrito no arquivo</text:span></text:p>
      <text:p text:style-name="P5">cat + &gt;<text:span text:style-name="T1"> → adiciona conteúdo ao arquivo. Observe-se que se já houver conteúdo no arquivo, este comando o apagará e colocará o novo no lugar</text:span></text:p>
      <text:p text:style-name="P5">cat + &gt;&gt;<text:span text:style-name="T1"> → adiciona conteúdo ao arquivo, sem apagar o que já está escrito nele</text:span></text:p>
      <text:p text:style-name="P5">nano<text:span text:style-name="T1"> → permite modificar o conteúdo do arquivo sem precisar abrir um editor de texto correspondente (ou seja, dá pra deletar coisas, consertar erros de ortografia, etc)</text:span></text:p>
      <text:p text:style-name="P5">ctrl + d numa linha vazia<text:span text:style-name="T1"> → sai do modo de edição de qualquer dessas ferramentas</text:span></text:p>
      <text:p text:style-name="P7">MOVIMENTAÇÃO E RENOMEAÇÃO DE ARQUIVOS</text:p>
      <text:p text:style-name="P8"/>
      <text:p text:style-name="P9">mv + arquivo.extensão + diretório<text:span text:style-name="T1"> → move o arquivo para o diretório especificado. Lembrar do path completo se for que o arquivo não se relacione com a pasta origem (posição absoluta) ou relativa – se houver relação entre os diretórios. Também permite renomear arquivos, se mover para a mesma pasta e colocar o nome novo em seguida</text:span></text:p>
      <text:p text:style-name="P9">mv + arquivo.extensão + arquivo1.extensão</text:p>
      <text:h text:style-name="P11" text:outline-level="1">Remover arquivos e diret<text:span text:style-name="T5">órios</text:span></text:h>
      <text:p text:style-name="P23"><text:span text:style-name="T6"/></text:p>
      <text:p text:style-name="P20">rm<text:span text:style-name="T1"> → remove arquivos</text:span></text:p>
      <text:p text:style-name="P20"><text:span text:style-name="T1"/></text:p>
      <text:p text:style-name="P20">rm dir<text:span text:style-name="T1"> → remove diretórios vazios</text:span></text:p>
      <text:p text:style-name="P20"><text:span text:style-name="T1"/></text:p>
      <text:p text:style-name="P20">rm -rf<text:span text:style-name="T1"> → remove diretórios não vazios. Cuidado com esse comando porque ele exclui sem pedir confirmação e sem retorno. Só usar tendo certeza. (o -rf quer dizer </text:span><text:span text:style-name="T12">recursive force</text:span><text:span text:style-name="T13">)</text:span></text:p>
      <text:h text:style-name="P12" text:outline-level="1">Exibindo conte<text:span text:style-name="T5">údo de arquivos no terminal</text:span></text:h>
      <text:p text:style-name="Standard"/>
      <text:p text:style-name="P22">cat arquivo.extens<text:span text:style-name="T8">ão</text:span><text:span text:style-name="T10"> → mostra o conteúdo do arquivo na tela</text:span></text:p>
      <text:p text:style-name="P22"><text:span text:style-name="T10"/></text:p>
      <text:p text:style-name="P22"><text:span text:style-name="T8">less</text:span><text:span text:style-name="T10"> → cria paginação, mostrando um pouco do conteúdo em cada página.</text:span></text:p>
      <text:p text:style-name="P22"><text:span text:style-name="T8">space</text:span><text:span text:style-name="T10"> leva para a próxima página</text:span></text:p>
      <text:p text:style-name="P22"><text:span text:style-name="T8">q</text:span><text:span text:style-name="T10"> volta para o terminal</text:span></text:p>
      <text:p text:style-name="P22"><text:span text:style-name="T10"/></text:p>
      <text:p text:style-name="P22"><text:span text:style-name="T8">head</text:span><text:span text:style-name="T10"> → mostra as 10 primeiras linhas do conteúdo. Configurando diferente fica</text:span></text:p>
      <text:p text:style-name="P22"><text:span text:style-name="T8">head -x arquivo.extensão</text:span><text:span text:style-name="T10"> ou</text:span></text:p>
      <text:p text:style-name="P22"><text:span text:style-name="T8">head -n x arquivo.extensão</text:span><text:span text:style-name="T10"> mostra as </text:span><text:span text:style-name="T8">x</text:span><text:span text:style-name="T10"> primeiras linhas</text:span></text:p>
      <text:p text:style-name="P22"><text:span text:style-name="T10"/></text:p>
      <text:p text:style-name="P22"><text:span text:style-name="T8">tail</text:span><text:span text:style-name="T10"> → mostra as 10 últimas linhas do conteúdo. Assim como </text:span><text:span text:style-name="T8">head</text:span><text:span text:style-name="T10"> pode ser configurado para um número diferente, seguindo o mesmo padrão </text:span><text:span text:style-name="T11">de configuração</text:span></text:p>
      <text:p text:style-name="P21"/>
      <text:p text:style-name="P20"><text:span text:style-name="T1"/></text:p>
      <text:p text:style-name="P20"/>
      <text:p text:style-name="P9"/>
      <text:p text:style-name="P9"/>
      <text:p text:style-name="P5"/>
      <text:p text:style-name="P5"/>
      <text:p text:style-name="P10"/>
      <text:p text:style-name="P10"/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>
        <style:tab-stops/>
      </style:paragraph-properties>
      <style:text-properties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4:15:34.612859183</meta:creation-date>
    <meta:generator>LibreOffice/7.3.5.2$Linux_X86_64 LibreOffice_project/30$Build-2</meta:generator>
    <dc:date>2022-08-15T15:17:23.915687229</dc:date>
    <meta:editing-duration>PT43M22S</meta:editing-duration>
    <meta:editing-cycles>11</meta:editing-cycles>
    <meta:document-statistic meta:table-count="0" meta:image-count="0" meta:object-count="0" meta:page-count="5" meta:paragraph-count="37" meta:word-count="560" meta:character-count="3121" meta:non-whitespace-character-count="2594"/>
  </office:meta>
</office:document-meta>
</file>